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26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5.382cm"/>
    </style:style>
    <style:style style:name="co15" style:family="table-column">
      <style:table-column-properties fo:break-before="auto" style:column-width="4.911cm"/>
    </style:style>
    <style:style style:name="co16" style:family="table-column">
      <style:table-column-properties fo:break-before="auto" style:column-width="6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first_name</text:p>
          </table:table-cell>
          <table:table-cell table:style-name="ce1" office:value-type="string">
            <text:p>middle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uardgroup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birthplac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mport_code</text:p>
          </table:table-cell>
          <table:table-cell table:style-name="ce1" office:value-type="string">
            <text:p>departments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Evelina</text:p>
          </table:table-cell>
          <table:table-cell/>
          <table:table-cell office:value-type="string">
            <text:p>Aramino</text:p>
          </table:table-cell>
          <table:table-cell office:value-type="string">
            <text:p>evelina.aramin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Bianca</text:p>
          </table:table-cell>
          <table:table-cell/>
          <table:table-cell office:value-type="string">
            <text:p>Bagalà</text:p>
          </table:table-cell>
          <table:table-cell office:value-type="string">
            <text:p>bianca.bagal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na</text:p>
          </table:table-cell>
          <table:table-cell/>
          <table:table-cell office:value-type="string">
            <text:p>Barsotti</text:p>
          </table:table-cell>
          <table:table-cell office:value-type="string">
            <text:p>marina.bars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Donatella</text:p>
          </table:table-cell>
          <table:table-cell/>
          <table:table-cell office:value-type="string">
            <text:p>Biondo</text:p>
          </table:table-cell>
          <table:table-cell office:value-type="string">
            <text:p>donatella.bion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Gianpiero</text:p>
          </table:table-cell>
          <table:table-cell/>
          <table:table-cell office:value-type="string">
            <text:p>Blarasin</text:p>
          </table:table-cell>
          <table:table-cell office:value-type="string">
            <text:p>gianpiero.blaras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Matilde</text:p>
          </table:table-cell>
          <table:table-cell/>
          <table:table-cell office:value-type="string">
            <text:p>Bomben</text:p>
          </table:table-cell>
          <table:table-cell office:value-type="string">
            <text:p>matilde.bom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Cristina</text:p>
          </table:table-cell>
          <table:table-cell/>
          <table:table-cell office:value-type="string">
            <text:p>Bonazza</text:p>
          </table:table-cell>
          <table:table-cell office:value-type="string">
            <text:p>cristina.bonazz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Bruna</text:p>
          </table:table-cell>
          <table:table-cell/>
          <table:table-cell office:value-type="string">
            <text:p>Braidotti</text:p>
          </table:table-cell>
          <table:table-cell office:value-type="string">
            <text:p>bruna.braid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Bravin</text:p>
          </table:table-cell>
          <table:table-cell office:value-type="string">
            <text:p>dani.brav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Stefano</text:p>
          </table:table-cell>
          <table:table-cell/>
          <table:table-cell office:value-type="string">
            <text:p>Burra</text:p>
          </table:table-cell>
          <table:table-cell office:value-type="string">
            <text:p>stefano.bur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Canciani</text:p>
          </table:table-cell>
          <table:table-cell office:value-type="string">
            <text:p>lucia.cancia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Viviana</text:p>
          </table:table-cell>
          <table:table-cell/>
          <table:table-cell office:value-type="string">
            <text:p>Cecotti</text:p>
          </table:table-cell>
          <table:table-cell office:value-type="string">
            <text:p>viviana.cec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aolo</text:p>
          </table:table-cell>
          <table:table-cell/>
          <table:table-cell office:value-type="string">
            <text:p>Cicconofri</text:p>
          </table:table-cell>
          <table:table-cell office:value-type="string">
            <text:p>paolo.cicconof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Annunziata</text:p>
          </table:table-cell>
          <table:table-cell/>
          <table:table-cell office:value-type="string">
            <text:p>Conte</text:p>
          </table:table-cell>
          <table:table-cell office:value-type="string">
            <text:p>annunziata.cont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ara</text:p>
          </table:table-cell>
          <table:table-cell/>
          <table:table-cell office:value-type="string">
            <text:p>Cover</text:p>
          </table:table-cell>
          <table:table-cell office:value-type="string">
            <text:p>sara.cov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D'Amico</text:p>
          </table:table-cell>
          <table:table-cell office:value-type="string">
            <text:p>tiziana.damic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Claudia</text:p>
          </table:table-cell>
          <table:table-cell/>
          <table:table-cell office:value-type="string">
            <text:p>De Candido</text:p>
          </table:table-cell>
          <table:table-cell office:value-type="string">
            <text:p>claudia.decandi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Lorena</text:p>
          </table:table-cell>
          <table:table-cell/>
          <table:table-cell office:value-type="string">
            <text:p>De Ros</text:p>
          </table:table-cell>
          <table:table-cell office:value-type="string">
            <text:p>lorena.dero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isa</text:p>
          </table:table-cell>
          <table:table-cell/>
          <table:table-cell office:value-type="string">
            <text:p>Del Ben</text:p>
          </table:table-cell>
          <table:table-cell office:value-type="string">
            <text:p>marisa.del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lice</text:p>
          </table:table-cell>
          <table:table-cell/>
          <table:table-cell office:value-type="string">
            <text:p>Della Puppa</text:p>
          </table:table-cell>
          <table:table-cell office:value-type="string">
            <text:p>alice.dellapupp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ndrino</text:p>
          </table:table-cell>
          <table:table-cell/>
          <table:table-cell office:value-type="string">
            <text:p>Della Puppa Zorz</text:p>
          </table:table-cell>
          <table:table-cell office:value-type="string">
            <text:p>sandrino.dellapupp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Di Fant</text:p>
          </table:table-cell>
          <table:table-cell office:value-type="string">
            <text:p>silvana.difant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anfranca</text:p>
          </table:table-cell>
          <table:table-cell/>
          <table:table-cell office:value-type="string">
            <text:p>Di Iulio</text:p>
          </table:table-cell>
          <table:table-cell office:value-type="string">
            <text:p>lanfranca.diiuli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lvatore</text:p>
          </table:table-cell>
          <table:table-cell/>
          <table:table-cell office:value-type="string">
            <text:p>Di Pasqua</text:p>
          </table:table-cell>
          <table:table-cell office:value-type="string">
            <text:p>salvatore.dipasqu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Gabriele</text:p>
          </table:table-cell>
          <table:table-cell/>
          <table:table-cell office:value-type="string">
            <text:p>Falco</text:p>
          </table:table-cell>
          <table:table-cell office:value-type="string">
            <text:p>gabriele.fal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Mariapia</text:p>
          </table:table-cell>
          <table:table-cell/>
          <table:table-cell office:value-type="string">
            <text:p>Fedato</text:p>
          </table:table-cell>
          <table:table-cell office:value-type="string">
            <text:p>mariapia.fed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sario</text:p>
          </table:table-cell>
          <table:table-cell/>
          <table:table-cell office:value-type="string">
            <text:p>Feliciello</text:p>
          </table:table-cell>
          <table:table-cell office:value-type="string">
            <text:p>rosario.feliciell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Fornasier</text:p>
          </table:table-cell>
          <table:table-cell office:value-type="string">
            <text:p>silvana.fornasi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lavia</text:p>
          </table:table-cell>
          <table:table-cell/>
          <table:table-cell office:value-type="string">
            <text:p>Garlato</text:p>
          </table:table-cell>
          <table:table-cell office:value-type="string">
            <text:p>flavi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Flora</text:p>
          </table:table-cell>
          <table:table-cell/>
          <table:table-cell office:value-type="string">
            <text:p>Garlato</text:p>
          </table:table-cell>
          <table:table-cell office:value-type="string">
            <text:p>flor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Giacomini</text:p>
          </table:table-cell>
          <table:table-cell office:value-type="string">
            <text:p>marco.giacomin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Francesco</text:p>
          </table:table-cell>
          <table:table-cell/>
          <table:table-cell office:value-type="string">
            <text:p>Gri</text:p>
          </table:table-cell>
          <table:table-cell office:value-type="string">
            <text:p>francesco.g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Clara</text:p>
          </table:table-cell>
          <table:table-cell/>
          <table:table-cell office:value-type="string">
            <text:p>Grizzo</text:p>
          </table:table-cell>
          <table:table-cell office:value-type="string">
            <text:p>clara.gri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la</text:p>
          </table:table-cell>
          <table:table-cell/>
          <table:table-cell office:value-type="string">
            <text:p>Guiducci</text:p>
          </table:table-cell>
          <table:table-cell office:value-type="string">
            <text:p>fiorella.guiducc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Romualdo</text:p>
          </table:table-cell>
          <table:table-cell/>
          <table:table-cell office:value-type="string">
            <text:p>Ingrasciotta</text:p>
          </table:table-cell>
          <table:table-cell office:value-type="string">
            <text:p>r.ingrasciott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Petra</text:p>
          </table:table-cell>
          <table:table-cell/>
          <table:table-cell office:value-type="string">
            <text:p>Kloetzner</text:p>
          </table:table-cell>
          <table:table-cell office:value-type="string">
            <text:p>petra.kloetzn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Domenico</text:p>
          </table:table-cell>
          <table:table-cell/>
          <table:table-cell office:value-type="string">
            <text:p>Liva</text:p>
          </table:table-cell>
          <table:table-cell office:value-type="string">
            <text:p>domenico.liv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Mariarosa</text:p>
          </table:table-cell>
          <table:table-cell/>
          <table:table-cell office:value-type="string">
            <text:p>Maccorin</text:p>
          </table:table-cell>
          <table:table-cell office:value-type="string">
            <text:p>mariarosa.macco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Manfrin</text:p>
          </table:table-cell>
          <table:table-cell office:value-type="string">
            <text:p>livio.manfr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Laura</text:p>
          </table:table-cell>
          <table:table-cell/>
          <table:table-cell office:value-type="string">
            <text:p>Mariuzzi</text:p>
          </table:table-cell>
          <table:table-cell office:value-type="string">
            <text:p>laura.mariuzz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Gabriella</text:p>
          </table:table-cell>
          <table:table-cell/>
          <table:table-cell office:value-type="string">
            <text:p>Martini</text:p>
          </table:table-cell>
          <table:table-cell office:value-type="string">
            <text:p>gabriella.marti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Maria Elena</text:p>
          </table:table-cell>
          <table:table-cell/>
          <table:table-cell office:value-type="string">
            <text:p>Monti</text:p>
          </table:table-cell>
          <table:table-cell office:value-type="string">
            <text:p>elena.mon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Paola</text:p>
          </table:table-cell>
          <table:table-cell/>
          <table:table-cell office:value-type="string">
            <text:p>Mores</text:p>
          </table:table-cell>
          <table:table-cell office:value-type="string">
            <text:p>paola.more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Raffaela</text:p>
          </table:table-cell>
          <table:table-cell/>
          <table:table-cell office:value-type="string">
            <text:p>Muzzo</text:p>
          </table:table-cell>
          <table:table-cell office:value-type="string">
            <text:p>raffaela.mu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abio</text:p>
          </table:table-cell>
          <table:table-cell/>
          <table:table-cell office:value-type="string">
            <text:p>Naibo</text:p>
          </table:table-cell>
          <table:table-cell office:value-type="string">
            <text:p>fabio.naib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abrina</text:p>
          </table:table-cell>
          <table:table-cell/>
          <table:table-cell office:value-type="string">
            <text:p>Parutta</text:p>
          </table:table-cell>
          <table:table-cell office:value-type="string">
            <text:p>sabrina.parutt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Petracco</text:p>
          </table:table-cell>
          <table:table-cell office:value-type="string">
            <text:p>roberto.petrac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onja</text:p>
          </table:table-cell>
          <table:table-cell/>
          <table:table-cell office:value-type="string">
            <text:p>Pin</text:p>
          </table:table-cell>
          <table:table-cell office:value-type="string">
            <text:p>sonja.p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Erika</text:p>
          </table:table-cell>
          <table:table-cell/>
          <table:table-cell office:value-type="string">
            <text:p>Protti</text:p>
          </table:table-cell>
          <table:table-cell office:value-type="string">
            <text:p>erika.pr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iercarlo</text:p>
          </table:table-cell>
          <table:table-cell/>
          <table:table-cell office:value-type="string">
            <text:p>Roncarati</text:p>
          </table:table-cell>
          <table:table-cell office:value-type="string">
            <text:p>piercarlo.roncarat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Omero</text:p>
          </table:table-cell>
          <table:table-cell/>
          <table:table-cell office:value-type="string">
            <text:p>Ronchese</text:p>
          </table:table-cell>
          <table:table-cell office:value-type="string">
            <text:p>omero.ronchese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</text:p>
          </table:table-cell>
          <table:table-cell/>
          <table:table-cell office:value-type="string">
            <text:p>Sacilotto</text:p>
          </table:table-cell>
          <table:table-cell office:value-type="string">
            <text:p>miriam.sacilot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Sartor</text:p>
          </table:table-cell>
          <table:table-cell office:value-type="string">
            <text:p>mario.sartor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Angela</text:p>
          </table:table-cell>
          <table:table-cell/>
          <table:table-cell office:value-type="string">
            <text:p>Serinelli</text:p>
          </table:table-cell>
          <table:table-cell office:value-type="string">
            <text:p>angela.serinell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agrazia</text:p>
          </table:table-cell>
          <table:table-cell/>
          <table:table-cell office:value-type="string">
            <text:p>Serratore</text:p>
          </table:table-cell>
          <table:table-cell office:value-type="string">
            <text:p>m.serrator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Daniela</text:p>
          </table:table-cell>
          <table:table-cell/>
          <table:table-cell office:value-type="string">
            <text:p>Sfreddo</text:p>
          </table:table-cell>
          <table:table-cell office:value-type="string">
            <text:p>daniela.sfred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ntonio</text:p>
          </table:table-cell>
          <table:table-cell/>
          <table:table-cell office:value-type="string">
            <text:p>Sorella</text:p>
          </table:table-cell>
          <table:table-cell office:value-type="string">
            <text:p>antonio.sorell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Tagliapietra</text:p>
          </table:table-cell>
          <table:table-cell office:value-type="string">
            <text:p>marco.tagliapiet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Loris</text:p>
          </table:table-cell>
          <table:table-cell/>
          <table:table-cell office:value-type="string">
            <text:p>Tissino</text:p>
          </table:table-cell>
          <table:table-cell office:value-type="string">
            <text:p>loris.tissin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Elisabetta</text:p>
          </table:table-cell>
          <table:table-cell/>
          <table:table-cell office:value-type="string">
            <text:p>Tonon</text:p>
          </table:table-cell>
          <table:table-cell office:value-type="string">
            <text:p>elisabetta.tono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Tonus</text:p>
          </table:table-cell>
          <table:table-cell office:value-type="string">
            <text:p>rita.tonu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uciana</text:p>
          </table:table-cell>
          <table:table-cell/>
          <table:table-cell office:value-type="string">
            <text:p>Turrin</text:p>
          </table:table-cell>
          <table:table-cell office:value-type="string">
            <text:p>luciana.tur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Nunzia</text:p>
          </table:table-cell>
          <table:table-cell/>
          <table:table-cell office:value-type="string">
            <text:p>Venuti</text:p>
          </table:table-cell>
          <table:table-cell office:value-type="string">
            <text:p>nunzia.venu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Viel</text:p>
          </table:table-cell>
          <table:table-cell office:value-type="string">
            <text:p>tiziana.viel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driana</text:p>
          </table:table-cell>
          <table:table-cell/>
          <table:table-cell office:value-type="string">
            <text:p>Zanetti</text:p>
          </table:table-cell>
          <table:table-cell office:value-type="string">
            <text:p>adriana.zane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</table:table>
      <table:table table:name="Appointments" table:style-name="ta1" table:print="false">
        <table:table-column table:style-name="co6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schoolclass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year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</table:table>
      <table:table table:name="Clas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rack</text:p>
          </table:table-cell>
          <table:table-cell table:style-name="ce1" office:value-type="string">
            <text:p>description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1AI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2]&amp;&quot; &quot;&amp;[.C2]&amp;&quot; &quot;&amp;IF([.D2]=&quot;I&quot;;&quot;IGEA&quot;;&quot;Mercurio&quot;)" office:value-type="string" office:string-value="classe 1 A IGEA">
            <text:p>classe 1 A IGEA</text:p>
          </table:table-cell>
          <table:table-cell table:number-columns-repeated="251"/>
        </table:table-row>
        <table:table-row table:style-name="ro1">
          <table:table-cell office:value-type="string">
            <text:p>2AI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3]&amp;&quot; &quot;&amp;[.C3]&amp;&quot; &quot;&amp;IF([.D3]=&quot;I&quot;;&quot;IGEA&quot;;&quot;Mercurio&quot;)" office:value-type="string" office:string-value="classe 2 A IGEA">
            <text:p>classe 2 A IGEA</text:p>
          </table:table-cell>
          <table:table-cell table:number-columns-repeated="251"/>
        </table:table-row>
        <table:table-row table:style-name="ro1">
          <table:table-cell office:value-type="string">
            <text:p>3AI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4]&amp;&quot; &quot;&amp;[.C4]&amp;&quot; &quot;&amp;IF([.D4]=&quot;I&quot;;&quot;IGEA&quot;;&quot;Mercurio&quot;)" office:value-type="string" office:string-value="classe 3 A IGEA">
            <text:p>classe 3 A IGEA</text:p>
          </table:table-cell>
          <table:table-cell table:number-columns-repeated="251"/>
        </table:table-row>
        <table:table-row table:style-name="ro1">
          <table:table-cell office:value-type="string">
            <text:p>4AI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5]&amp;&quot; &quot;&amp;[.C5]&amp;&quot; &quot;&amp;IF([.D5]=&quot;I&quot;;&quot;IGEA&quot;;&quot;Mercurio&quot;)" office:value-type="string" office:string-value="classe 4 A IGEA">
            <text:p>classe 4 A IGEA</text:p>
          </table:table-cell>
          <table:table-cell table:number-columns-repeated="251"/>
        </table:table-row>
        <table:table-row table:style-name="ro1">
          <table:table-cell office:value-type="string">
            <text:p>5AI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6]&amp;&quot; &quot;&amp;[.C6]&amp;&quot; &quot;&amp;IF([.D6]=&quot;I&quot;;&quot;IGEA&quot;;&quot;Mercurio&quot;)" office:value-type="string" office:string-value="classe 5 A IGEA">
            <text:p>classe 5 A IGEA</text:p>
          </table:table-cell>
          <table:table-cell table:number-columns-repeated="251"/>
        </table:table-row>
        <table:table-row table:style-name="ro1">
          <table:table-cell office:value-type="string">
            <text:p>1BI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7]&amp;&quot; &quot;&amp;[.C7]&amp;&quot; &quot;&amp;IF([.D7]=&quot;I&quot;;&quot;IGEA&quot;;&quot;Mercurio&quot;)" office:value-type="string" office:string-value="classe 1 B IGEA">
            <text:p>classe 1 B IGEA</text:p>
          </table:table-cell>
          <table:table-cell table:number-columns-repeated="251"/>
        </table:table-row>
        <table:table-row table:style-name="ro1">
          <table:table-cell office:value-type="string">
            <text:p>2BI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8]&amp;&quot; &quot;&amp;[.C8]&amp;&quot; &quot;&amp;IF([.D8]=&quot;I&quot;;&quot;IGEA&quot;;&quot;Mercurio&quot;)" office:value-type="string" office:string-value="classe 2 B IGEA">
            <text:p>classe 2 B IGEA</text:p>
          </table:table-cell>
          <table:table-cell table:number-columns-repeated="251"/>
        </table:table-row>
        <table:table-row table:style-name="ro1">
          <table:table-cell office:value-type="string">
            <text:p>3BI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9]&amp;&quot; &quot;&amp;[.C9]&amp;&quot; &quot;&amp;IF([.D9]=&quot;I&quot;;&quot;IGEA&quot;;&quot;Mercurio&quot;)" office:value-type="string" office:string-value="classe 3 B IGEA">
            <text:p>classe 3 B IGEA</text:p>
          </table:table-cell>
          <table:table-cell table:number-columns-repeated="251"/>
        </table:table-row>
        <table:table-row table:style-name="ro1">
          <table:table-cell office:value-type="string">
            <text:p>4BI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0]&amp;&quot; &quot;&amp;[.C10]&amp;&quot; &quot;&amp;IF([.D10]=&quot;I&quot;;&quot;IGEA&quot;;&quot;Mercurio&quot;)" office:value-type="string" office:string-value="classe 4 B IGEA">
            <text:p>classe 4 B IGEA</text:p>
          </table:table-cell>
          <table:table-cell table:number-columns-repeated="251"/>
        </table:table-row>
        <table:table-row table:style-name="ro1">
          <table:table-cell office:value-type="string">
            <text:p>5BI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1]&amp;&quot; &quot;&amp;[.C11]&amp;&quot; &quot;&amp;IF([.D11]=&quot;I&quot;;&quot;IGEA&quot;;&quot;Mercurio&quot;)" office:value-type="string" office:string-value="classe 5 B IGEA">
            <text:p>classe 5 B IGEA</text:p>
          </table:table-cell>
          <table:table-cell table:number-columns-repeated="251"/>
        </table:table-row>
        <table:table-row table:style-name="ro1">
          <table:table-cell office:value-type="string">
            <text:p>1C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2]&amp;&quot; &quot;&amp;[.C12]&amp;&quot; &quot;&amp;IF([.D12]=&quot;I&quot;;&quot;IGEA&quot;;&quot;Mercurio&quot;)" office:value-type="string" office:string-value="classe 1 C IGEA">
            <text:p>classe 1 C IGEA</text:p>
          </table:table-cell>
          <table:table-cell table:number-columns-repeated="251"/>
        </table:table-row>
        <table:table-row table:style-name="ro1">
          <table:table-cell office:value-type="string">
            <text:p>2CI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3]&amp;&quot; &quot;&amp;[.C13]&amp;&quot; &quot;&amp;IF([.D13]=&quot;I&quot;;&quot;IGEA&quot;;&quot;Mercurio&quot;)" office:value-type="string" office:string-value="classe 2 C IGEA">
            <text:p>classe 2 C IGEA</text:p>
          </table:table-cell>
          <table:table-cell table:number-columns-repeated="251"/>
        </table:table-row>
        <table:table-row table:style-name="ro1">
          <table:table-cell office:value-type="string">
            <text:p>3CI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4]&amp;&quot; &quot;&amp;[.C14]&amp;&quot; &quot;&amp;IF([.D14]=&quot;I&quot;;&quot;IGEA&quot;;&quot;Mercurio&quot;)" office:value-type="string" office:string-value="classe 3 C IGEA">
            <text:p>classe 3 C IGEA</text:p>
          </table:table-cell>
          <table:table-cell table:number-columns-repeated="251"/>
        </table:table-row>
        <table:table-row table:style-name="ro1">
          <table:table-cell office:value-type="string">
            <text:p>4CI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5]&amp;&quot; &quot;&amp;[.C15]&amp;&quot; &quot;&amp;IF([.D15]=&quot;I&quot;;&quot;IGEA&quot;;&quot;Mercurio&quot;)" office:value-type="string" office:string-value="classe 4 C IGEA">
            <text:p>classe 4 C IGEA</text:p>
          </table:table-cell>
          <table:table-cell table:number-columns-repeated="251"/>
        </table:table-row>
        <table:table-row table:style-name="ro1">
          <table:table-cell office:value-type="string">
            <text:p>5CI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6]&amp;&quot; &quot;&amp;[.C16]&amp;&quot; &quot;&amp;IF([.D16]=&quot;I&quot;;&quot;IGEA&quot;;&quot;Mercurio&quot;)" office:value-type="string" office:string-value="classe 5 C IGEA">
            <text:p>classe 5 C IGEA</text:p>
          </table:table-cell>
          <table:table-cell table:number-columns-repeated="251"/>
        </table:table-row>
        <table:table-row table:style-name="ro1">
          <table:table-cell table:formula="oooc:=[.B17]&amp;[.C17]&amp;[.D17]" office:value-type="string" office:string-value="1EI">
            <text:p>1EI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7]&amp;&quot; &quot;&amp;[.C17]&amp;&quot; &quot;&amp;IF([.D17]=&quot;I&quot;;&quot;IGEA&quot;;&quot;Mercurio&quot;)" office:value-type="string" office:string-value="classe 1 E IGEA">
            <text:p>classe 1 E IGEA</text:p>
          </table:table-cell>
          <table:table-cell table:number-columns-repeated="251"/>
        </table:table-row>
        <table:table-row table:style-name="ro1">
          <table:table-cell table:formula="oooc:=[.B18]&amp;[.C18]&amp;[.D18]" office:value-type="string" office:string-value="2EI">
            <text:p>2EI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8]&amp;&quot; &quot;&amp;[.C18]&amp;&quot; &quot;&amp;IF([.D18]=&quot;I&quot;;&quot;IGEA&quot;;&quot;Mercurio&quot;)" office:value-type="string" office:string-value="classe 2 E IGEA">
            <text:p>classe 2 E IGEA</text:p>
          </table:table-cell>
          <table:table-cell table:number-columns-repeated="251"/>
        </table:table-row>
        <table:table-row table:style-name="ro1">
          <table:table-cell table:formula="oooc:=[.B19]&amp;[.C19]&amp;[.D19]" office:value-type="string" office:string-value="1GI">
            <text:p>1GI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ooc:=&quot;classe &quot;&amp;[.B19]&amp;&quot; &quot;&amp;[.C19]&amp;&quot; &quot;&amp;IF([.D19]=&quot;I&quot;;&quot;IGEA&quot;;&quot;Mercurio&quot;)" office:value-type="string" office:string-value="classe 1 G IGEA">
            <text:p>classe 1 G IGEA</text:p>
          </table:table-cell>
          <table:table-cell table:number-columns-repeated="251"/>
        </table:table-row>
        <table:table-row table:style-name="ro1">
          <table:table-cell table:formula="oooc:=[.B20]&amp;[.C20]&amp;[.D20]" office:value-type="string" office:string-value="2DI">
            <text:p>2DI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0]&amp;&quot; &quot;&amp;[.C20]&amp;&quot; &quot;&amp;IF([.D20]=&quot;I&quot;;&quot;IGEA&quot;;&quot;Mercurio&quot;)" office:value-type="string" office:string-value="classe 2 D IGEA">
            <text:p>classe 2 D IGEA</text:p>
          </table:table-cell>
          <table:table-cell table:number-columns-repeated="251"/>
        </table:table-row>
        <table:table-row table:style-name="ro1">
          <table:table-cell table:formula="oooc:=[.B21]&amp;[.C21]&amp;[.D21]" office:value-type="string" office:string-value="5DI">
            <text:p>5DI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1]&amp;&quot; &quot;&amp;[.C21]&amp;&quot; &quot;&amp;IF([.D21]=&quot;I&quot;;&quot;IGEA&quot;;&quot;Mercurio&quot;)" office:value-type="string" office:string-value="classe 5 D IGEA">
            <text:p>classe 5 D IGEA</text:p>
          </table:table-cell>
          <table:table-cell table:number-columns-repeated="251"/>
        </table:table-row>
        <table:table-row table:style-name="ro1">
          <table:table-cell table:formula="oooc:=[.B22]&amp;[.C22]&amp;[.D22]" office:value-type="string" office:string-value="1DI">
            <text:p>1DI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2]&amp;&quot; &quot;&amp;[.C22]&amp;&quot; &quot;&amp;IF([.D22]=&quot;I&quot;;&quot;IGEA&quot;;&quot;Mercurio&quot;)" office:value-type="string" office:string-value="classe 1 D IGEA">
            <text:p>classe 1 D IGEA</text:p>
          </table:table-cell>
          <table:table-cell table:number-columns-repeated="251"/>
        </table:table-row>
      </table:table>
      <table:table table:name="'file:///home/loris/Scrivania/Docenti-materie-classi.xls'#Docenti_materie_classi" table:style-name="ta2" table:print="false">
        <table:table-source xlink:href="/home/loris/Scrivania/Docenti-materie-classi.xls" table:table-name="Docenti_materie_classi" table:filter-name="MS Excel 97" table:mode="copy-results-only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2"/>
        <table:table-column table:style-name="co13" table:number-columns-repeated="250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string">
            <text:p>ARAMINO EVELINA</text:p>
          </table:table-cell>
          <table:table-cell office:value-type="float" office:value="8">
            <text:p>8</text:p>
          </table:table-cell>
          <table:table-cell office:value-type="string">
            <text:p>ARAMINO</text:p>
          </table:table-cell>
          <table:table-cell office:value-type="string">
            <text:p>EVELINA</text:p>
          </table:table-cell>
          <table:table-cell office:value-type="string">
            <text:p>evelina.aram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GALÀ BIANCA</text:p>
          </table:table-cell>
          <table:table-cell office:value-type="float" office:value="7">
            <text:p>7</text:p>
          </table:table-cell>
          <table:table-cell office:value-type="string">
            <text:p>BAGALÀ</text:p>
          </table:table-cell>
          <table:table-cell office:value-type="string">
            <text:p>BIANCA</text:p>
          </table:table-cell>
          <table:table-cell office:value-type="string">
            <text:p>bianca.baga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RSOTTI MARINA</text:p>
          </table:table-cell>
          <table:table-cell office:value-type="float" office:value="9">
            <text:p>9</text:p>
          </table:table-cell>
          <table:table-cell office:value-type="string">
            <text:p>BARSOTTI</text:p>
          </table:table-cell>
          <table:table-cell office:value-type="string">
            <text:p>MARINA</text:p>
          </table:table-cell>
          <table:table-cell office:value-type="string">
            <text:p>marina.bars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IONDO DONATELLA</text:p>
          </table:table-cell>
          <table:table-cell office:value-type="float" office:value="7">
            <text:p>7</text:p>
          </table:table-cell>
          <table:table-cell office:value-type="string">
            <text:p>BIONDO</text:p>
          </table:table-cell>
          <table:table-cell office:value-type="string">
            <text:p>DONATELLA</text:p>
          </table:table-cell>
          <table:table-cell office:value-type="string">
            <text:p>donatella.bion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LARASIN GIANPIERO</text:p>
          </table:table-cell>
          <table:table-cell office:value-type="float" office:value="9">
            <text:p>9</text:p>
          </table:table-cell>
          <table:table-cell office:value-type="string">
            <text:p>BLARASIN</text:p>
          </table:table-cell>
          <table:table-cell office:value-type="string">
            <text:p>GIANPIERO</text:p>
          </table:table-cell>
          <table:table-cell office:value-type="string">
            <text:p>gianpiero.blaras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MBEN MATILDE</text:p>
          </table:table-cell>
          <table:table-cell office:value-type="float" office:value="7">
            <text:p>7</text:p>
          </table:table-cell>
          <table:table-cell office:value-type="string">
            <text:p>BOMBEN</text:p>
          </table:table-cell>
          <table:table-cell office:value-type="string">
            <text:p>MATILDE</text:p>
          </table:table-cell>
          <table:table-cell office:value-type="string">
            <text:p>matilde.bom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NAZZA MARIA CRISTINA</text:p>
          </table:table-cell>
          <table:table-cell office:value-type="float" office:value="8">
            <text:p>8</text:p>
          </table:table-cell>
          <table:table-cell office:value-type="string">
            <text:p>BONAZZA</text:p>
          </table:table-cell>
          <table:table-cell office:value-type="string">
            <text:p>MARIA CRISTINA</text:p>
          </table:table-cell>
          <table:table-cell office:value-type="string">
            <text:p>cristina.bonazz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IDOTTI BRUNA</text:p>
          </table:table-cell>
          <table:table-cell office:value-type="float" office:value="10">
            <text:p>10</text:p>
          </table:table-cell>
          <table:table-cell office:value-type="string">
            <text:p>BRAIDOTTI</text:p>
          </table:table-cell>
          <table:table-cell office:value-type="string">
            <text:p>BRUNA</text:p>
          </table:table-cell>
          <table:table-cell office:value-type="string">
            <text:p>bruna.braid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VIN DANI</text:p>
          </table:table-cell>
          <table:table-cell office:value-type="float" office:value="7">
            <text:p>7</text:p>
          </table:table-cell>
          <table:table-cell office:value-type="string">
            <text:p>BRAVIN</text:p>
          </table:table-cell>
          <table:table-cell office:value-type="string">
            <text:p>DANI</text:p>
          </table:table-cell>
          <table:table-cell office:value-type="string">
            <text:p>dani.brav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URRA STEFANO</text:p>
          </table:table-cell>
          <table:table-cell office:value-type="float" office:value="6">
            <text:p>6</text:p>
          </table:table-cell>
          <table:table-cell office:value-type="string">
            <text:p>BURRA</text:p>
          </table:table-cell>
          <table:table-cell office:value-type="string">
            <text:p>STEFANO</text:p>
          </table:table-cell>
          <table:table-cell office:value-type="string">
            <text:p>stefano.bur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ANCIANI LUCIA</text:p>
          </table:table-cell>
          <table:table-cell office:value-type="float" office:value="9">
            <text:p>9</text:p>
          </table:table-cell>
          <table:table-cell office:value-type="string">
            <text:p>CANCIANI</text:p>
          </table:table-cell>
          <table:table-cell office:value-type="string">
            <text:p>LUCIA</text:p>
          </table:table-cell>
          <table:table-cell office:value-type="string">
            <text:p>lucia.cancia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ECOTTI VIVIANA</text:p>
          </table:table-cell>
          <table:table-cell office:value-type="float" office:value="8">
            <text:p>8</text:p>
          </table:table-cell>
          <table:table-cell office:value-type="string">
            <text:p>CECOTTI</text:p>
          </table:table-cell>
          <table:table-cell office:value-type="string">
            <text:p>VIVIANA</text:p>
          </table:table-cell>
          <table:table-cell office:value-type="string">
            <text:p>viviana.cec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ICCONOFRI PAOLO</text:p>
          </table:table-cell>
          <table:table-cell office:value-type="float" office:value="11">
            <text:p>11</text:p>
          </table:table-cell>
          <table:table-cell office:value-type="string">
            <text:p>CICCONOFRI</text:p>
          </table:table-cell>
          <table:table-cell office:value-type="string">
            <text:p>PAOLO</text:p>
          </table:table-cell>
          <table:table-cell office:value-type="string">
            <text:p>paolo.cicconof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NTE ANNUNZIATA</text:p>
          </table:table-cell>
          <table:table-cell office:value-type="float" office:value="6">
            <text:p>6</text:p>
          </table:table-cell>
          <table:table-cell office:value-type="string">
            <text:p>CONTE</text:p>
          </table:table-cell>
          <table:table-cell office:value-type="string">
            <text:p>ANNUNZIATA</text:p>
          </table:table-cell>
          <table:table-cell office:value-type="string">
            <text:p>annunziata.cont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VER SARA</text:p>
          </table:table-cell>
          <table:table-cell office:value-type="float" office:value="6">
            <text:p>6</text:p>
          </table:table-cell>
          <table:table-cell office:value-type="string">
            <text:p>COVER</text:p>
          </table:table-cell>
          <table:table-cell office:value-type="string">
            <text:p>SARA</text:p>
          </table:table-cell>
          <table:table-cell office:value-type="string">
            <text:p>sara.cov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'AMICO TIZIANA</text:p>
          </table:table-cell>
          <table:table-cell office:value-type="float" office:value="8">
            <text:p>8</text:p>
          </table:table-cell>
          <table:table-cell office:value-type="string">
            <text:p>D'AMICO</text:p>
          </table:table-cell>
          <table:table-cell office:value-type="string">
            <text:p>TIZIANA</text:p>
          </table:table-cell>
          <table:table-cell office:value-type="string">
            <text:p>tiziana.dami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CANDIDO CLAUDIA</text:p>
          </table:table-cell>
          <table:table-cell office:value-type="float" office:value="11">
            <text:p>11</text:p>
          </table:table-cell>
          <table:table-cell office:value-type="string">
            <text:p>DE_CANDIDO</text:p>
          </table:table-cell>
          <table:table-cell office:value-type="string">
            <text:p>CLAUDIA</text:p>
          </table:table-cell>
          <table:table-cell office:value-type="string">
            <text:p>claudia.decandi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ROS LORENA</text:p>
          </table:table-cell>
          <table:table-cell office:value-type="float" office:value="7">
            <text:p>7</text:p>
          </table:table-cell>
          <table:table-cell office:value-type="string">
            <text:p>DE_ROS</text:p>
          </table:table-cell>
          <table:table-cell office:value-type="string">
            <text:p>LORENA</text:p>
          </table:table-cell>
          <table:table-cell office:value-type="string">
            <text:p>lorena.dero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_BEN MARISA</text:p>
          </table:table-cell>
          <table:table-cell office:value-type="float" office:value="8">
            <text:p>8</text:p>
          </table:table-cell>
          <table:table-cell office:value-type="string">
            <text:p>DEL_BEN</text:p>
          </table:table-cell>
          <table:table-cell office:value-type="string">
            <text:p>MARISA</text:p>
          </table:table-cell>
          <table:table-cell office:value-type="string">
            <text:p>marisa.del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LA_PUPPA_ZORZ SANDRINO</text:p>
          </table:table-cell>
          <table:table-cell office:value-type="float" office:value="17">
            <text:p>17</text:p>
          </table:table-cell>
          <table:table-cell office:value-type="string">
            <text:p>DELLA_PUPPA_ZORZ</text:p>
          </table:table-cell>
          <table:table-cell office:value-type="string">
            <text:p>SANDRINO</text:p>
          </table:table-cell>
          <table:table-cell office:value-type="string">
            <text:p>sandrino.dellapupp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FANT SILVANA</text:p>
          </table:table-cell>
          <table:table-cell office:value-type="float" office:value="8">
            <text:p>8</text:p>
          </table:table-cell>
          <table:table-cell office:value-type="string">
            <text:p>DI_FANT</text:p>
          </table:table-cell>
          <table:table-cell office:value-type="string">
            <text:p>SILVANA</text:p>
          </table:table-cell>
          <table:table-cell office:value-type="string">
            <text:p>silvana.difant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IULIO LANFRANCA</text:p>
          </table:table-cell>
          <table:table-cell office:value-type="float" office:value="9">
            <text:p>9</text:p>
          </table:table-cell>
          <table:table-cell office:value-type="string">
            <text:p>DI_IULIO</text:p>
          </table:table-cell>
          <table:table-cell office:value-type="string">
            <text:p>LANFRANCA</text:p>
          </table:table-cell>
          <table:table-cell office:value-type="string">
            <text:p>lanfranca.diiuli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PASQUA SALVATORE</text:p>
          </table:table-cell>
          <table:table-cell office:value-type="float" office:value="10">
            <text:p>10</text:p>
          </table:table-cell>
          <table:table-cell office:value-type="string">
            <text:p>DI_PASQUA</text:p>
          </table:table-cell>
          <table:table-cell office:value-type="string">
            <text:p>SALVATORE</text:p>
          </table:table-cell>
          <table:table-cell office:value-type="string">
            <text:p>salvatore.dipasqu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ALCO GABRIELE</text:p>
          </table:table-cell>
          <table:table-cell office:value-type="float" office:value="6">
            <text:p>6</text:p>
          </table:table-cell>
          <table:table-cell office:value-type="string">
            <text:p>FALCO</text:p>
          </table:table-cell>
          <table:table-cell office:value-type="string">
            <text:p>GABRIELE</text:p>
          </table:table-cell>
          <table:table-cell office:value-type="string">
            <text:p>gabriele.fal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DATO MARIAPIA</text:p>
          </table:table-cell>
          <table:table-cell office:value-type="float" office:value="7">
            <text:p>7</text:p>
          </table:table-cell>
          <table:table-cell office:value-type="string">
            <text:p>FEDATO</text:p>
          </table:table-cell>
          <table:table-cell office:value-type="string">
            <text:p>MARIAPIA</text:p>
          </table:table-cell>
          <table:table-cell office:value-type="string">
            <text:p>mariapia.fed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LICIELLO ROSARIO</text:p>
          </table:table-cell>
          <table:table-cell office:value-type="float" office:value="11">
            <text:p>11</text:p>
          </table:table-cell>
          <table:table-cell office:value-type="string">
            <text:p>FELICIELLO</text:p>
          </table:table-cell>
          <table:table-cell office:value-type="string">
            <text:p>ROSARIO</text:p>
          </table:table-cell>
          <table:table-cell office:value-type="string">
            <text:p>rosario.feliciell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ORNASIER SILVANA</text:p>
          </table:table-cell>
          <table:table-cell office:value-type="float" office:value="10">
            <text:p>10</text:p>
          </table:table-cell>
          <table:table-cell office:value-type="string">
            <text:p>FORNASIER</text:p>
          </table:table-cell>
          <table:table-cell office:value-type="string">
            <text:p>SILVANA</text:p>
          </table:table-cell>
          <table:table-cell office:value-type="string">
            <text:p>silvana.fornasi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AVI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AVIA</text:p>
          </table:table-cell>
          <table:table-cell office:value-type="string">
            <text:p>flavi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OR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ORA</text:p>
          </table:table-cell>
          <table:table-cell office:value-type="string">
            <text:p>flor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IACOMINI MARCO</text:p>
          </table:table-cell>
          <table:table-cell office:value-type="float" office:value="10">
            <text:p>10</text:p>
          </table:table-cell>
          <table:table-cell office:value-type="string">
            <text:p>GIACOMINI</text:p>
          </table:table-cell>
          <table:table-cell office:value-type="string">
            <text:p>MARCO</text:p>
          </table:table-cell>
          <table:table-cell office:value-type="string">
            <text:p>marco.giacom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 FRANCESCO</text:p>
          </table:table-cell>
          <table:table-cell office:value-type="float" office:value="4">
            <text:p>4</text:p>
          </table:table-cell>
          <table:table-cell office:value-type="string">
            <text:p>GRI</text:p>
          </table:table-cell>
          <table:table-cell office:value-type="string">
            <text:p>FRANCESCO</text:p>
          </table:table-cell>
          <table:table-cell office:value-type="string">
            <text:p>francesco.g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ZZO CLARA</text:p>
          </table:table-cell>
          <table:table-cell office:value-type="float" office:value="7">
            <text:p>7</text:p>
          </table:table-cell>
          <table:table-cell office:value-type="string">
            <text:p>GRIZZO</text:p>
          </table:table-cell>
          <table:table-cell office:value-type="string">
            <text:p>CLARA</text:p>
          </table:table-cell>
          <table:table-cell office:value-type="string">
            <text:p>clara.gri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UIDUCCI FIORELLA</text:p>
          </table:table-cell>
          <table:table-cell office:value-type="float" office:value="9">
            <text:p>9</text:p>
          </table:table-cell>
          <table:table-cell office:value-type="string">
            <text:p>GUIDUCCI</text:p>
          </table:table-cell>
          <table:table-cell office:value-type="string">
            <text:p>FIORELLA</text:p>
          </table:table-cell>
          <table:table-cell office:value-type="string">
            <text:p>fiorella.guiducc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INGRASCIOTTA ROMUALDO</text:p>
          </table:table-cell>
          <table:table-cell office:value-type="float" office:value="13">
            <text:p>13</text:p>
          </table:table-cell>
          <table:table-cell office:value-type="string">
            <text:p>INGRASCIOTTA</text:p>
          </table:table-cell>
          <table:table-cell office:value-type="string">
            <text:p>ROMUALDO</text:p>
          </table:table-cell>
          <table:table-cell office:value-type="string">
            <text:p>r.ingrascio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KLOETZNER PETRA</text:p>
          </table:table-cell>
          <table:table-cell office:value-type="float" office:value="10">
            <text:p>10</text:p>
          </table:table-cell>
          <table:table-cell office:value-type="string">
            <text:p>KLOETZNER</text:p>
          </table:table-cell>
          <table:table-cell office:value-type="string">
            <text:p>PETRA</text:p>
          </table:table-cell>
          <table:table-cell office:value-type="string">
            <text:p>petra.kloetzn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LIVA DOMENICO</text:p>
          </table:table-cell>
          <table:table-cell office:value-type="float" office:value="5">
            <text:p>5</text:p>
          </table:table-cell>
          <table:table-cell office:value-type="string">
            <text:p>LIVA</text:p>
          </table:table-cell>
          <table:table-cell office:value-type="string">
            <text:p>DOMENICO</text:p>
          </table:table-cell>
          <table:table-cell office:value-type="string">
            <text:p>domenico.liv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CCORIN MARIAROSA</text:p>
          </table:table-cell>
          <table:table-cell office:value-type="float" office:value="9">
            <text:p>9</text:p>
          </table:table-cell>
          <table:table-cell office:value-type="string">
            <text:p>MACCORIN</text:p>
          </table:table-cell>
          <table:table-cell office:value-type="string">
            <text:p>MARIAROSA</text:p>
          </table:table-cell>
          <table:table-cell office:value-type="string">
            <text:p>mariarosa.macco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NFRIN LIVIO</text:p>
          </table:table-cell>
          <table:table-cell office:value-type="float" office:value="8">
            <text:p>8</text:p>
          </table:table-cell>
          <table:table-cell office:value-type="string">
            <text:p>MANFRIN</text:p>
          </table:table-cell>
          <table:table-cell office:value-type="string">
            <text:p>LIVIO</text:p>
          </table:table-cell>
          <table:table-cell office:value-type="string">
            <text:p>livio.manf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IUZZI LAURA</text:p>
          </table:table-cell>
          <table:table-cell office:value-type="float" office:value="9">
            <text:p>9</text:p>
          </table:table-cell>
          <table:table-cell office:value-type="string">
            <text:p>MARIUZZI</text:p>
          </table:table-cell>
          <table:table-cell office:value-type="string">
            <text:p>LAURA</text:p>
          </table:table-cell>
          <table:table-cell office:value-type="string">
            <text:p>laura.mariuzz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TINI GABRIELLA</text:p>
          </table:table-cell>
          <table:table-cell office:value-type="float" office:value="8">
            <text:p>8</text:p>
          </table:table-cell>
          <table:table-cell office:value-type="string">
            <text:p>MARTINI</text:p>
          </table:table-cell>
          <table:table-cell office:value-type="string">
            <text:p>GABRIELLA</text:p>
          </table:table-cell>
          <table:table-cell office:value-type="string">
            <text:p>gabriella.mart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NTI MARIA ELENA</text:p>
          </table:table-cell>
          <table:table-cell office:value-type="float" office:value="6">
            <text:p>6</text:p>
          </table:table-cell>
          <table:table-cell office:value-type="string">
            <text:p>MONTI</text:p>
          </table:table-cell>
          <table:table-cell office:value-type="string">
            <text:p>MARIA ELENA</text:p>
          </table:table-cell>
          <table:table-cell office:value-type="string">
            <text:p>elena.mon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RES PAOLA</text:p>
          </table:table-cell>
          <table:table-cell office:value-type="float" office:value="6">
            <text:p>6</text:p>
          </table:table-cell>
          <table:table-cell office:value-type="string">
            <text:p>MORES</text:p>
          </table:table-cell>
          <table:table-cell office:value-type="string">
            <text:p>PAOLA</text:p>
          </table:table-cell>
          <table:table-cell office:value-type="string">
            <text:p>paola.more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UZZO RAFFAELA</text:p>
          </table:table-cell>
          <table:table-cell office:value-type="float" office:value="6">
            <text:p>6</text:p>
          </table:table-cell>
          <table:table-cell office:value-type="string">
            <text:p>MUZZO</text:p>
          </table:table-cell>
          <table:table-cell office:value-type="string">
            <text:p>RAFFAELA</text:p>
          </table:table-cell>
          <table:table-cell office:value-type="string">
            <text:p>raffaela.mu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NAIBO FABIO</text:p>
          </table:table-cell>
          <table:table-cell office:value-type="float" office:value="6">
            <text:p>6</text:p>
          </table:table-cell>
          <table:table-cell office:value-type="string">
            <text:p>NAIBO</text:p>
          </table:table-cell>
          <table:table-cell office:value-type="string">
            <text:p>FABIO</text:p>
          </table:table-cell>
          <table:table-cell office:value-type="string">
            <text:p>fabio.naib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ARUTTA SABRINA</text:p>
          </table:table-cell>
          <table:table-cell office:value-type="float" office:value="8">
            <text:p>8</text:p>
          </table:table-cell>
          <table:table-cell office:value-type="string">
            <text:p>PARUTTA</text:p>
          </table:table-cell>
          <table:table-cell office:value-type="string">
            <text:p>SABRINA</text:p>
          </table:table-cell>
          <table:table-cell office:value-type="string">
            <text:p>sabrina.paru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ETRACCO ROBERTO</text:p>
          </table:table-cell>
          <table:table-cell office:value-type="float" office:value="9">
            <text:p>9</text:p>
          </table:table-cell>
          <table:table-cell office:value-type="string">
            <text:p>PETRACCO</text:p>
          </table:table-cell>
          <table:table-cell office:value-type="string">
            <text:p>ROBERTO</text:p>
          </table:table-cell>
          <table:table-cell office:value-type="string">
            <text:p>roberto.petrac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IN SONIA</text:p>
          </table:table-cell>
          <table:table-cell office:value-type="float" office:value="4">
            <text:p>4</text:p>
          </table:table-cell>
          <table:table-cell office:value-type="string">
            <text:p>PIN</text:p>
          </table:table-cell>
          <table:table-cell office:value-type="string">
            <text:p>SONIA</text:p>
          </table:table-cell>
          <table:table-cell office:value-type="string">
            <text:p>sonja.p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ROTTI ERIKA</text:p>
          </table:table-cell>
          <table:table-cell office:value-type="float" office:value="7">
            <text:p>7</text:p>
          </table:table-cell>
          <table:table-cell office:value-type="string">
            <text:p>PROTTI</text:p>
          </table:table-cell>
          <table:table-cell office:value-type="string">
            <text:p>ERIKA</text:p>
          </table:table-cell>
          <table:table-cell office:value-type="string">
            <text:p>erika.pr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ARATI PIERCARLO</text:p>
          </table:table-cell>
          <table:table-cell office:value-type="float" office:value="10">
            <text:p>10</text:p>
          </table:table-cell>
          <table:table-cell office:value-type="string">
            <text:p>RONCARATI</text:p>
          </table:table-cell>
          <table:table-cell office:value-type="string">
            <text:p>PIERCARLO</text:p>
          </table:table-cell>
          <table:table-cell office:value-type="string">
            <text:p>piercarlo.roncara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HESE OMERO</text:p>
          </table:table-cell>
          <table:table-cell office:value-type="float" office:value="9">
            <text:p>9</text:p>
          </table:table-cell>
          <table:table-cell office:value-type="string">
            <text:p>RONCHESE</text:p>
          </table:table-cell>
          <table:table-cell office:value-type="string">
            <text:p>OMERO</text:p>
          </table:table-cell>
          <table:table-cell office:value-type="string">
            <text:p>omero.ronches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CILOTTO MIRIAM</text:p>
          </table:table-cell>
          <table:table-cell office:value-type="float" office:value="10">
            <text:p>10</text:p>
          </table:table-cell>
          <table:table-cell office:value-type="string">
            <text:p>SACILOTTO</text:p>
          </table:table-cell>
          <table:table-cell office:value-type="string">
            <text:p>MIRIAM</text:p>
          </table:table-cell>
          <table:table-cell office:value-type="string">
            <text:p>miriam.sacilot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RTOR MARIO</text:p>
          </table:table-cell>
          <table:table-cell office:value-type="float" office:value="7">
            <text:p>7</text:p>
          </table:table-cell>
          <table:table-cell office:value-type="string">
            <text:p>SARTOR</text:p>
          </table:table-cell>
          <table:table-cell office:value-type="string">
            <text:p>MARIO</text:p>
          </table:table-cell>
          <table:table-cell office:value-type="string">
            <text:p>mario.sarto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INELLI ANGELA</text:p>
          </table:table-cell>
          <table:table-cell office:value-type="float" office:value="10">
            <text:p>10</text:p>
          </table:table-cell>
          <table:table-cell office:value-type="string">
            <text:p>SERINELLI</text:p>
          </table:table-cell>
          <table:table-cell office:value-type="string">
            <text:p>ANGELA</text:p>
          </table:table-cell>
          <table:table-cell office:value-type="string">
            <text:p>angela.serinell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RATORE MARIA GRAZIA</text:p>
          </table:table-cell>
          <table:table-cell office:value-type="float" office:value="10">
            <text:p>10</text:p>
          </table:table-cell>
          <table:table-cell office:value-type="string">
            <text:p>SERRATORE</text:p>
          </table:table-cell>
          <table:table-cell office:value-type="string">
            <text:p>MARIA GRAZIA</text:p>
          </table:table-cell>
          <table:table-cell office:value-type="string">
            <text:p>m.serrator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FREDDO DANIELA</text:p>
          </table:table-cell>
          <table:table-cell office:value-type="float" office:value="8">
            <text:p>8</text:p>
          </table:table-cell>
          <table:table-cell office:value-type="string">
            <text:p>SFREDDO</text:p>
          </table:table-cell>
          <table:table-cell office:value-type="string">
            <text:p>DANIELA</text:p>
          </table:table-cell>
          <table:table-cell office:value-type="string">
            <text:p>daniela.sfred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ORELLA ANTONIO</text:p>
          </table:table-cell>
          <table:table-cell office:value-type="float" office:value="8">
            <text:p>8</text:p>
          </table:table-cell>
          <table:table-cell office:value-type="string">
            <text:p>SORELLA</text:p>
          </table:table-cell>
          <table:table-cell office:value-type="string">
            <text:p>ANTONIO</text:p>
          </table:table-cell>
          <table:table-cell office:value-type="string">
            <text:p>antonio.sorel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AGLIAPIETRA MARCO</text:p>
          </table:table-cell>
          <table:table-cell office:value-type="float" office:value="13">
            <text:p>13</text:p>
          </table:table-cell>
          <table:table-cell office:value-type="string">
            <text:p>TAGLIAPIETRA</text:p>
          </table:table-cell>
          <table:table-cell office:value-type="string">
            <text:p>MARCO</text:p>
          </table:table-cell>
          <table:table-cell office:value-type="string">
            <text:p>marco.tagliapiet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ISSINO LORIS</text:p>
          </table:table-cell>
          <table:table-cell office:value-type="float" office:value="8">
            <text:p>8</text:p>
          </table:table-cell>
          <table:table-cell office:value-type="string">
            <text:p>TISSINO</text:p>
          </table:table-cell>
          <table:table-cell office:value-type="string">
            <text:p>LORIS</text:p>
          </table:table-cell>
          <table:table-cell office:value-type="string">
            <text:p>loris.tiss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ON ELISABETTA</text:p>
          </table:table-cell>
          <table:table-cell office:value-type="float" office:value="6">
            <text:p>6</text:p>
          </table:table-cell>
          <table:table-cell office:value-type="string">
            <text:p>TONON</text:p>
          </table:table-cell>
          <table:table-cell office:value-type="string">
            <text:p>ELISABETTA</text:p>
          </table:table-cell>
          <table:table-cell office:value-type="string">
            <text:p>elisabetta.tono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US RITA</text:p>
          </table:table-cell>
          <table:table-cell office:value-type="float" office:value="6">
            <text:p>6</text:p>
          </table:table-cell>
          <table:table-cell office:value-type="string">
            <text:p>TONUS</text:p>
          </table:table-cell>
          <table:table-cell office:value-type="string">
            <text:p>RITA</text:p>
          </table:table-cell>
          <table:table-cell office:value-type="string">
            <text:p>rita.tonu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URRIN LUCIANA</text:p>
          </table:table-cell>
          <table:table-cell office:value-type="float" office:value="7">
            <text:p>7</text:p>
          </table:table-cell>
          <table:table-cell office:value-type="string">
            <text:p>TURRIN</text:p>
          </table:table-cell>
          <table:table-cell office:value-type="string">
            <text:p>LUCIANA</text:p>
          </table:table-cell>
          <table:table-cell office:value-type="string">
            <text:p>luciana.tur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VENUTI NUNZIA</text:p>
          </table:table-cell>
          <table:table-cell office:value-type="float" office:value="7">
            <text:p>7</text:p>
          </table:table-cell>
          <table:table-cell office:value-type="string">
            <text:p>VENUTI</text:p>
          </table:table-cell>
          <table:table-cell office:value-type="string">
            <text:p>NUNZIA</text:p>
          </table:table-cell>
          <table:table-cell office:value-type="string">
            <text:p>nunzia.venu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ZANETTI ADRIANA</text:p>
          </table:table-cell>
          <table:table-cell office:value-type="float" office:value="8">
            <text:p>8</text:p>
          </table:table-cell>
          <table:table-cell office:value-type="string">
            <text:p>ZANETTI</text:p>
          </table:table-cell>
          <table:table-cell office:value-type="string">
            <text:p>ADRIANA</text:p>
          </table:table-cell>
          <table:table-cell office:value-type="string">
            <text:p>adriana.zane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database-ranges>
        <table:database-range table:target-range-address="Users.A1:Users.J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6">16/07/2009</text:date>, <text:time>13.40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 Tissino</meta:initial-creator>
    <meta:creation-date>2009-04-14T08:57:48</meta:creation-date>
    <dc:date>2009-07-14T17:37:33</dc:date>
    <meta:editing-cycles>39</meta:editing-cycles>
    <meta:editing-duration>PT4H32M53S</meta:editing-duration>
    <meta:user-defined meta:name="Info 1"/>
    <meta:user-defined meta:name="Info 2"/>
    <meta:user-defined meta:name="Info 3"/>
    <meta:user-defined meta:name="Info 4"/>
    <meta:document-statistic meta:table-count="4" meta:cell-count="1885"/>
  </office:meta>
</office:document-meta>
</file>